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53a7"/>
    </style:style>
    <style:style style:name="P2" style:family="paragraph" style:parent-style-name="Standard">
      <style:text-properties officeooo:paragraph-rsid="0019aa75"/>
    </style:style>
    <style:style style:name="P3" style:family="paragraph" style:parent-style-name="Standard">
      <style:paragraph-properties fo:break-before="page"/>
      <style:text-properties officeooo:paragraph-rsid="001a53a7"/>
    </style:style>
    <style:style style:name="P4" style:family="paragraph">
      <style:paragraph-properties fo:text-align="start"/>
    </style:style>
    <style:style style:name="gr1" style:family="graphic" style:data-style-name="C43">
      <style:graphic-properties fo:border="solid" style:writing-mode="lr-tb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time-style style:name="C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ime form:name="Time Field 4" form:control-implementation="ooo:com.sun.star.form.component.TimeField" xml:id="control1" form:id="control1" form:value="PT35S" form:current-value="PT35S" form:max-value="PT23H59M59.999999999S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:12"/>
            </form:properties>
          </form:tim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draw:control text:anchor-type="paragraph" draw:z-index="0" draw:name="Shape1_0" draw:style-name="gr1" draw:text-style-name="P4" svg:width="8.407cm" svg:height="2.276cm" svg:x="0cm" svg:y="0cm" draw:control="control1"/></text:p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7T17:18:58.742651708</meta:creation-date>
    <dc:date>2020-03-03T14:01:30.010900331</dc:date>
    <meta:editing-duration>PT11M32S</meta:editing-duration>
    <meta:editing-cycles>18</meta:editing-cycles>
    <meta:generator>LibreOfficeDev/7.0.0.0.alpha0$Linux_X86_64 LibreOffice_project/150ca03b82393c8c9704885b56c2752b77bbb559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